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4c40" officeooo:paragraph-rsid="001a4c40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 fo:orphans="0" fo:widows="0" style:writing-mode="lr-tb"/>
      <style:text-properties officeooo:rsid="001a4c40" officeooo:paragraph-rsid="001a4c40"/>
    </style:style>
    <style:style style:name="P4" style:family="paragraph" style:parent-style-name="Text_20_body">
      <style:paragraph-properties fo:margin-left="1.251cm" fo:margin-right="0cm" fo:text-align="start" style:justify-single-word="false" fo:orphans="0" fo:widows="0" fo:text-indent="-0.499cm" style:auto-text-indent="false" style:writing-mode="lr-tb">
        <style:tab-stops>
          <style:tab-stop style:position="1.251cm"/>
        </style:tab-stops>
      </style:paragraph-properties>
      <style:text-properties officeooo:rsid="001a4c40" officeooo:paragraph-rsid="001a4c40"/>
    </style:style>
    <style:style style:name="P5" style:family="paragraph" style:parent-style-name="Text_20_body" style:list-style-name="WWNum2">
      <style:paragraph-properties fo:margin-left="1.251cm" fo:margin-right="0cm" fo:text-align="start" style:justify-single-word="false" fo:orphans="0" fo:widows="0" fo:text-indent="-0.499cm" style:auto-text-indent="false" style:writing-mode="lr-tb">
        <style:tab-stops>
          <style:tab-stop style:position="1.251cm"/>
        </style:tab-stops>
      </style:paragraph-properties>
      <style:text-properties officeooo:rsid="001a4c40" officeooo:paragraph-rsid="001a4c40"/>
    </style:style>
    <style:style style:name="P6" style:family="paragraph" style:parent-style-name="Text_20_body" style:list-style-name="WWNum2">
      <style:paragraph-properties fo:margin-left="1.251cm" fo:margin-right="0cm" fo:margin-top="0cm" fo:margin-bottom="0cm" style:contextual-spacing="false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a4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1">Requirements</text:p>
      <text:p text:style-name="P3">B.E -90%</text:p>
      <text:list xml:id="list3029370701" text:style-name="WWNum2">
        <text:list-item>
          <text:p text:style-name="P6">CSS (1 year) </text:p>
        </text:list-item>
        <text:list-item>
          <text:p text:style-name="P6">HTML (1 year) </text:p>
        </text:list-item>
        <text:list-item>
          <text:p text:style-name="P6">JAVASCRIPT (1 year) </text:p>
        </text:list-item>
        <text:list-item>
          <text:p text:style-name="P5">MYSQL (1 year) </text:p>
        </text:list-item>
      </text:list>
      <text:p text:style-name="P4">Python, XML, Java, MySQL, Apache, CSS, HTML, JavaScript, Shell Scripts, Linux and Window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2:08:10.562677990</meta:creation-date>
    <dc:date>2022-12-14T12:09:34.963086019</dc:date>
    <meta:editing-duration>PT1M24S</meta:editing-duration>
    <meta:editing-cycles>1</meta:editing-cycles>
    <meta:document-statistic meta:table-count="0" meta:image-count="0" meta:object-count="0" meta:page-count="1" meta:paragraph-count="7" meta:word-count="32" meta:character-count="176" meta:non-whitespace-character-count="151"/>
    <meta:generator>LibreOffice/7.3.6.2$Linux_X86_64 LibreOffice_project/30$Build-2</meta:generator>
  </office:meta>
</office:document-meta>
</file>